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/>
    <style:font-face style:name="DejaVu Sans Mono" svg:font-family="'DejaVu Sans Mono'" style:font-adornments="Bold" style:font-family-generic="swiss" style:font-pitch="fixed"/>
    <style:font-face style:name="Albany AMT" svg:font-family="'Albany AMT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URW Gothic L1" svg:font-family="'URW Gothic L'" style:font-adornments="Book" style:font-family-generic="swiss" style:font-pitch="variable"/>
    <style:font-face style:name="URW Gothic L" svg:font-family="'URW Gothic L'" style:font-adornments="Demi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Table1" style:family="table">
      <style:table-properties style:width="6.6889in" table:align="left"/>
    </style:style>
    <style:style style:name="Table1.A" style:family="table-column">
      <style:table-column-properties style:column-width="0.2451in"/>
    </style:style>
    <style:style style:name="Table1.B" style:family="table-column">
      <style:table-column-properties style:column-width="6.4438in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4" style:family="table">
      <style:table-properties style:width="6.6889in" table:align="left"/>
    </style:style>
    <style:style style:name="Table4.A" style:family="table-column">
      <style:table-column-properties style:column-width="0.2451in"/>
    </style:style>
    <style:style style:name="Table4.B" style:family="table-column">
      <style:table-column-properties style:column-width="6.4438in"/>
    </style:style>
    <style:style style:name="Table4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2" style:family="table">
      <style:table-properties style:width="6.6889in" table:align="left"/>
    </style:style>
    <style:style style:name="Table2.A" style:family="table-column">
      <style:table-column-properties style:column-width="0.2451in"/>
    </style:style>
    <style:style style:name="Table2.B" style:family="table-column">
      <style:table-column-properties style:column-width="6.4438in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889in" table:align="left"/>
    </style:style>
    <style:style style:name="Table3.A" style:family="table-column">
      <style:table-column-properties style:column-width="0.2451in"/>
    </style:style>
    <style:style style:name="Table3.B" style:family="table-column">
      <style:table-column-properties style:column-width="6.4438in"/>
    </style:style>
    <style:style style:name="Table3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18" style:family="table">
      <style:table-properties style:width="6.6889in" table:align="left"/>
    </style:style>
    <style:style style:name="Table18.A" style:family="table-column">
      <style:table-column-properties style:column-width="0.2451in"/>
    </style:style>
    <style:style style:name="Table18.B" style:family="table-column">
      <style:table-column-properties style:column-width="6.4438in"/>
    </style:style>
    <style:style style:name="Table18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5" style:family="table">
      <style:table-properties style:width="6.6889in" table:align="left"/>
    </style:style>
    <style:style style:name="Table5.A" style:family="table-column">
      <style:table-column-properties style:column-width="0.2451in"/>
    </style:style>
    <style:style style:name="Table5.B" style:family="table-column">
      <style:table-column-properties style:column-width="6.4438in"/>
    </style:style>
    <style:style style:name="Table5.A1" style:family="table-cell">
      <style:table-cell-properties fo:background-color="#000000" fo:padding="0.0382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0" style:family="table">
      <style:table-properties style:width="6.6889in" table:align="left"/>
    </style:style>
    <style:style style:name="Table20.A" style:family="table-column">
      <style:table-column-properties style:column-width="0.2451in"/>
    </style:style>
    <style:style style:name="Table20.B" style:family="table-column">
      <style:table-column-properties style:column-width="6.4438in"/>
    </style:style>
    <style:style style:name="Table20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6" style:family="table">
      <style:table-properties style:width="6.6889in" table:align="left"/>
    </style:style>
    <style:style style:name="Table6.A" style:family="table-column">
      <style:table-column-properties style:column-width="0.2451in"/>
    </style:style>
    <style:style style:name="Table6.B" style:family="table-column">
      <style:table-column-properties style:column-width="6.4438in"/>
    </style:style>
    <style:style style:name="Table6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19" style:family="table">
      <style:table-properties style:width="6.6889in" table:align="left"/>
    </style:style>
    <style:style style:name="Table19.A" style:family="table-column">
      <style:table-column-properties style:column-width="0.2451in"/>
    </style:style>
    <style:style style:name="Table19.B" style:family="table-column">
      <style:table-column-properties style:column-width="6.4438in"/>
    </style:style>
    <style:style style:name="Table19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382in" fo:border="0.05pt solid #000000"/>
    </style:style>
    <style:style style:name="Table8" style:family="table">
      <style:table-properties style:width="6.6889in" table:align="left"/>
    </style:style>
    <style:style style:name="Table8.A" style:family="table-column">
      <style:table-column-properties style:column-width="0.2451in"/>
    </style:style>
    <style:style style:name="Table8.B" style:family="table-column">
      <style:table-column-properties style:column-width="6.4438in"/>
    </style:style>
    <style:style style:name="Table8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6889in" table:align="left"/>
    </style:style>
    <style:style style:name="Table9.A" style:family="table-column">
      <style:table-column-properties style:column-width="0.2451in"/>
    </style:style>
    <style:style style:name="Table9.B" style:family="table-column">
      <style:table-column-properties style:column-width="6.4438in"/>
    </style:style>
    <style:style style:name="Table9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7" style:family="table">
      <style:table-properties style:width="6.6889in" table:align="left"/>
    </style:style>
    <style:style style:name="Table7.A" style:family="table-column">
      <style:table-column-properties style:column-width="0.2451in"/>
    </style:style>
    <style:style style:name="Table7.B" style:family="table-column">
      <style:table-column-properties style:column-width="6.4438in"/>
    </style:style>
    <style:style style:name="Table7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Heading_20_3">
      <style:text-properties fo:font-weight="bold" style:font-weight-asian="bold" style:font-weight-complex="bold"/>
    </style:style>
    <style:style style:name="P11" style:family="paragraph" style:parent-style-name="Heading_20_3">
      <loext:graphic-properties draw:fill="solid" draw:fill-color="#c0c0c0" draw:opacity="100%"/>
      <style:paragraph-properties fo:background-color="#c0c0c0"/>
      <style:text-properties fo:font-weight="bold" style:font-weight-asian="bold" style:font-weight-complex="bold"/>
    </style:style>
    <style:style style:name="P12" style:family="paragraph" style:parent-style-name="Heading_20_3">
      <loext:graphic-properties draw:fill="solid" draw:fill-color="#c0c0c0" draw:opacity="100%"/>
      <style:paragraph-properties fo:text-align="start" style:justify-single-word="false" fo:background-color="#c0c0c0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istemas Operativos </text:h>
      <text:h text:style-name="P9" text:outline-level="1">Practica de laboratorio</text:h>
      <text:p text:style-name="P1"><text:span text:style-name="T3">Sincronización</text:span> </text:p>
      <text:p text:style-name="P1">Daniel Ochoa</text:p>
      <text:p text:style-name="P1">dochoa@fiec.espol.edu.ec </text:p>
      <text:h text:style-name="P10" text:outline-level="3">Objetivos: </text:h>
      <text:list xml:id="list2355433173666460521" text:style-name="L1">
        <text:list-item>
          <text:p text:style-name="P6">Demostrar los problemas derivados de las condiciones de carrera.</text:p>
        </text:list-item>
        <text:list-item>
          <text:p text:style-name="P6">Aprender a identificar la sección critica de un programa.</text:p>
        </text:list-item>
        <text:list-item>
          <text:p text:style-name="P6">Aprender como emplear semáforos para resolver condiciones de carrera.</text:p>
        </text:list-item>
        <text:list-item>
          <text:p text:style-name="P6">Aprender a explotar variables de condición para suspender hilos sincronizados.</text:p>
        </text:list-item>
      </text:list>
      <text:h text:style-name="P10" text:outline-level="3">Requerimientos: </text:h>
      <text:list xml:id="list2761555882160390317" text:style-name="L2">
        <text:list-item>
          <text:p text:style-name="P7">Un computador con GNU/Linux. </text:p>
        </text:list-item>
        <text:list-item>
          <text:p text:style-name="P7">Versión de Kernel: al menos 2.6.24 </text:p>
        </text:list-item>
      </text:list>
      <text:h text:style-name="P11" text:outline-level="3">Preparación </text:h>
      <text:p text:style-name="P2">Descargue el archivo practica.zip. Luego descomprima el archivo ingrese a cada subcarpeta y ejecute el comando <text:span text:style-name="T1">make </text:span><text:span text:style-name="T2">para compilar cada programa.</text:span><text:span text:style-name="T1">. </text:span><text:span text:style-name="T2">Si requiere ayuda con el manejo de thread y sincronización use el comando </text:span><text:span text:style-name="T1">man</text:span><text:span text:style-name="T2"> con los siguientes argumentos pthread_mutex_lock y pthread_cond_signal.</text:span></text:p>
      <text:h text:style-name="P11" text:outline-level="3">Actividad No 1: Condiciones de carrera</text:h>
      <text:p text:style-name="P2"><text:span text:style-name="T2">Ingrese a la carpeta </text:span><text:span text:style-name="T1">race. <text:s/>LEA</text:span> el archivo <text:span text:style-name="T1">main.c</text:span> y conteste las siguientes preguntas:</text:p>
      <text:p text:style-name="P2"/>
      <text:p text:style-name="P2">Cuantos threads son creados</text:p>
      <text:p text:style-name="P2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  <text:p text:style-name="Standard">De que depende el valor de salida del programa 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B</text:p>
          </table:table-cell>
          <table:table-cell table:style-name="Table4.B1" office:value-type="string">
            <text:p text:style-name="Table_20_Contents"/>
          </table:table-cell>
        </table:table-row>
      </table:table>
      <text:p text:style-name="Standard"/>
      <text:p text:style-name="Standard">Qué hace cada thread?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C</text:p>
          </table:table-cell>
          <table:table-cell table:style-name="Table2.B1" office:value-type="string">
            <text:p text:style-name="Table_20_Contents"/>
          </table:table-cell>
        </table:table-row>
      </table:table>
      <text:p text:style-name="P3"/>
      <text:p text:style-name="Standard">Si ud. corre 20 veces el programa que pasa con los datos de salida. (pruebe con dato de entrada 100)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D</text:p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P3"/>
      <text:p text:style-name="Standard">Cuál es el propósito de la sentencia <text:span text:style-name="T1">usleep(j)</text:span><text:span text:style-name="T2"> </text:span></text:p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">E</text:p>
          </table:table-cell>
          <table:table-cell table:style-name="Table18.B1" office:value-type="string">
            <text:p text:style-name="Table_20_Contents"/>
          </table:table-cell>
        </table:table-row>
      </table:table>
      <text:p text:style-name="P3"/>
      <text:h text:style-name="P11" text:outline-level="3">Actividad No 2: Semaforos</text:h>
      <text:p text:style-name="P2">Identifique la sección crítica del programa <text:span text:style-name="T1">main.c</text:span>, e implemente sincronización usando pthreads_mutex. Coloque abajo el código del bloque donde los semáforos son utilizados. (SECCIÓN CRITICA)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F</text:p>
          </table:table-cell>
          <table:table-cell table:style-name="Table5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><text:soft-page-break/></text:p>
      <text:p text:style-name="P2">Use el comando <text:span text:style-name="T1">time</text:span> para calcular el tiempo de retorno, hay alguna diferencia entre los tiempos de retorno de la versión inicial y final de <text:span text:style-name="T1">main.c</text:span>. (ejecute ambas versiones varias veces y calcule el promedio)</text:p>
      <text:p text:style-name="P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">G</text:p>
          </table:table-cell>
          <table:table-cell table:style-name="Table20.B1" office:value-type="string">
            <text:p text:style-name="Table_20_Contents"/>
          </table:table-cell>
        </table:table-row>
      </table:table>
      <text:h text:style-name="P11" text:outline-level="3">Actividad No 3: Variables de condición</text:h>
      <text:p text:style-name="P2">Ingrese a la carpeta <text:span text:style-name="T1">convar</text:span> y <text:span text:style-name="T1">LEA </text:span><text:span text:style-name="T2">el archivo </text:span><text:span text:style-name="T1">main.c</text:span><text:span text:style-name="T2">. Conteste las siguientes preguntas:</text:span></text:p>
      <text:p text:style-name="P2"/>
      <text:p text:style-name="P2">Cómo se comporta el thread <text:span text:style-name="T1">watch_count</text:span>?</text:p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H</text:p>
          </table:table-cell>
          <table:table-cell table:style-name="Table6.B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2">Qué efecto tiene la sentencia <text:span text:style-name="T1">pthread_cond_signal </text:span><text:span text:style-name="T2">en el thread </text:span><text:span text:style-name="T1">inc_count </text:span><text:span text:style-name="T2">sobre el thread</text:span><text:span text:style-name="T1"> watch_count.</text:span></text:p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">i</text:p>
          </table:table-cell>
          <table:table-cell table:style-name="Table19.B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>Modifique el programa para que ahora ejecute un thread adicional de tipo <text:span text:style-name="T1">watch_count. </text:span><text:span text:style-name="T2">Qué sucede al ejecutar el programa?</text:span></text:p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J</text:p>
          </table:table-cell>
          <table:table-cell table:style-name="Table8.B1" office:value-type="string">
            <text:p text:style-name="Table_20_Contents"/>
          </table:table-cell>
        </table:table-row>
      </table:table>
      <text:p text:style-name="P4"/>
      <text:p text:style-name="P4">Porque?</text:p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K</text:p>
          </table:table-cell>
          <table:table-cell table:style-name="Table9.B1" office:value-type="string">
            <text:p text:style-name="Table_20_Contents"/>
          </table:table-cell>
        </table:table-row>
      </table:table>
      <text:p text:style-name="P4"/>
      <text:p text:style-name="P2"><text:span text:style-name="T2">Modifique el programa</text:span><text:span text:style-name="T1"> main.c </text:span><text:span text:style-name="T2">para que todos los threads </text:span><text:span text:style-name="T1">watch_count <text:s/></text:span><text:span text:style-name="T2">se reactiven, Escriba abajo el cambio realizado.</text:span>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L</text:p>
          </table:table-cell>
          <table:table-cell table:style-name="Table7.B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h text:style-name="P1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/>
    <style:font-face style:name="DejaVu Sans Mono" svg:font-family="'DejaVu Sans Mono'" style:font-adornments="Bold" style:font-family-generic="swiss" style:font-pitch="fixed"/>
    <style:font-face style:name="Albany AMT" svg:font-family="'Albany AMT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URW Gothic L1" svg:font-family="'URW Gothic L'" style:font-adornments="Book" style:font-family-generic="swiss" style:font-pitch="variable"/>
    <style:font-face style:name="URW Gothic L" svg:font-family="'URW Gothic L'" style:font-adornments="Demi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lbany AMT1" style:font-size-asian="10.5pt" style:language-asian="zxx" style:country-asian="none" style:font-name-complex="Albany AMT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style:font-pitch="variable" fo:font-size="14pt" style:font-name-asian="Albany AMT1" style:font-family-asian="'Albany AMT'" style:font-family-generic-asian="system" style:font-pitch-asian="variable" style:font-size-asian="14pt" style:font-name-complex="Albany AMT1" style:font-family-complex="'Albany AM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loext:contextual-spacing="false"/>
      <style:text-properties style:font-name="URW Gothic L" fo:font-family="'URW Gothic L'" style:font-style-name="Demi" style:font-family-generic="swiss" style:font-pitch="variable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DejaVu Sans Mono" fo:font-family="'DejaVu Sans Mono'" style:font-style-name="Bold" style:font-family-generic="swiss" style:font-pitch="fixed" fo:font-size="10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URW Gothic L1" fo:font-family="'URW Gothic L'" style:font-style-name="Book" style:font-family-generic="swiss" style:font-pitch="variable" fo:font-size="11pt" fo:font-weight="350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onoso</meta:initial-creator>
    <meta:creation-date>2011-10-31T15:45:15</meta:creation-date>
    <dc:date>2012-06-06T13:03:26</dc:date>
    <dc:creator>Daniel Ochoa</dc:creator>
    <meta:editing-duration>PT4H13M22S</meta:editing-duration>
    <meta:editing-cycles>36</meta:editing-cycles>
    <meta:generator>LibreOffice/5.0.5.2$Linux_X86_64 LibreOffice_project/00m0$Build-2</meta:generator>
    <meta:document-statistic meta:table-count="12" meta:image-count="0" meta:object-count="0" meta:page-count="2" meta:paragraph-count="45" meta:word-count="325" meta:character-count="2080" meta:non-whitespace-character-count="1792"/>
    <meta:user-defined meta:name="Info 1"/>
    <meta:user-defined meta:name="Info 2"/>
    <meta:user-defined meta:name="Info 3"/>
    <meta:user-defined meta:name="Info 4"/>
  </office:meta>
</office:document-meta>
</file>